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00000010E1F1265A87FFDF021.png" manifest:media-type="image/png"/>
  <manifest:file-entry manifest:full-path="Pictures/10000001000001E00000010EFA097F8BF0C471EA.png" manifest:media-type="image/png"/>
  <manifest:file-entry manifest:full-path="Pictures/1000000100000780000004389D5062902F0B866E.png" manifest:media-type="image/png"/>
  <manifest:file-entry manifest:full-path="Pictures/1000000100000780000004380AB0E8F76D39A75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width="17cm" svg:height="9.562cm" draw:z-index="0"><draw:image xlink:href="Pictures/1000000100000780000004380AB0E8F76D39A75D.png" xlink:type="simple" xlink:show="embed" xlink:actuate="onLoad" draw:mime-type="image/png"/></draw:frame><draw:frame draw:style-name="fr1" draw:name="Image2" text:anchor-type="char" svg:x="-0.173cm" svg:y="10.372cm" svg:width="17cm" svg:height="9.562cm" draw:z-index="1"><draw:image xlink:href="Pictures/1000000100000780000004389D5062902F0B866E.png" xlink:type="simple" xlink:show="embed" xlink:actuate="onLoad" draw:mime-type="image/png"/></draw:frame><draw:frame draw:style-name="fr1" draw:name="Image3" text:anchor-type="char" svg:x="-1.653cm" svg:y="19.932cm" svg:width="12.7cm" svg:height="3.911cm" draw:z-index="2"><draw:image xlink:href="Pictures/10000001000001E00000010EFA097F8BF0C471EA.png" xlink:type="simple" xlink:show="embed" xlink:actuate="onLoad" draw:mime-type="image/png"/></draw:frame><draw:frame draw:style-name="fr1" draw:name="Image4" text:anchor-type="char" svg:x="6.301cm" svg:y="23.13cm" svg:width="12.7cm" svg:height="4.57cm" draw:z-index="3"><draw:image xlink:href="Pictures/10000001000001E00000010E1F1265A87FFDF02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21:39:15.246256203</meta:creation-date>
    <dc:date>2023-11-20T21:45:06.846547540</dc:date>
    <meta:editing-duration>PT5M52S</meta:editing-duration>
    <meta:editing-cycles>1</meta:editing-cycles>
    <meta:document-statistic meta:table-count="0" meta:image-count="4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